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3a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# Drupal FFLCH</text:p>
      <text:p text:style-name="Preformatted_20_Text"/>
      <text:p text:style-name="Preformatted_20_Text">Plataforma Drupal usada nos sites da FFLCH. Os módulos e bibliotecas</text:p>
      <text:p text:style-name="Preformatted_20_Text">estão em composer.json. Principais diretórios:</text:p>
      <text:p text:style-name="Preformatted_20_Text"/>
      <text:p text:style-name="Preformatted_20_Text"><text:s/>- web/profiles/contrib/fflchprofile: profile com módulos e configurações customizações</text:p>
      <text:p text:style-name="Preformatted_20_Text"/>
      <text:p text:style-name="Preformatted_20_Text">## deploy em um ambiente dev:</text:p>
      <text:p text:style-name="Preformatted_20_Text"/>
      <text:p text:style-name="Preformatted_20_Text">Biblioteca do php:</text:p>
      <text:p text:style-name="Preformatted_20_Text"/>
      <text:p text:style-name="Preformatted_20_Text"><text:s text:c="4"/>apt-get install php php-common php-cli php-gd php-curl php-xml php-mbstring php-zip php-sybase</text:p>
      <text:p text:style-name="Preformatted_20_Text"/>
      <text:p text:style-name="Preformatted_20_Text">Bancos de dados:</text:p>
      <text:p text:style-name="Preformatted_20_Text"/>
      <text:p text:style-name="Preformatted_20_Text"><text:s text:c="4"/>apt-get install mariadb-server php-mysql sqlite3 php-sqlite3</text:p>
      <text:p text:style-name="Preformatted_20_Text"/>
      <text:p text:style-name="Preformatted_20_Text">Instalação do composer:</text:p>
      <text:p text:style-name="Preformatted_20_Text"/>
      <text:p text:style-name="Preformatted_20_Text"><text:s text:c="4"/>curl -s https://getcomposer.org/installer | php</text:p>
      <text:p text:style-name="Preformatted_20_Text"><text:s text:c="4"/>sudo mv composer.phar /usr/local/bin/composer</text:p>
      <text:p text:style-name="Preformatted_20_Text"/>
      <text:p text:style-name="Preformatted_20_Text">Download e instalação das dependências:</text:p>
      <text:p text:style-name="Preformatted_20_Text"/>
      <text:p text:style-name="Preformatted_20_Text"><text:s text:c="4"/>git clone git@github.com:SEU-USERNAME/drupal.git</text:p>
      <text:p text:style-name="Preformatted_20_Text"><text:s text:c="4"/>cd drupal</text:p>
      <text:p text:style-name="Preformatted_20_Text"><text:s text:c="4"/>composer install</text:p>
      <text:p text:style-name="Preformatted_20_Text"/>
      <text:p text:style-name="Preformatted_20_Text">Instalação usando o profile fflch com *sqlite*:</text:p>
      <text:p text:style-name="Preformatted_20_Text"/>
      <text:p text:style-name="Preformatted_20_Text"><text:s text:c="4"/>./vendor/bin/drush site-install fflchprofile \</text:p>
      <text:p text:style-name="Preformatted_20_Text"><text:s text:c="8"/>--db-url=sqlite://sites/default/files/.ht.sqlite \</text:p>
      <text:p text:style-name="Preformatted_20_Text"><text:s text:c="8"/>--site-name="fflch" \</text:p>
      <text:p text:style-name="Preformatted_20_Text"><text:s text:c="8"/>--site-mail="fflch@localhost" \</text:p>
      <text:p text:style-name="Preformatted_20_Text"><text:s text:c="8"/>--account-name="fflch" \</text:p>
      <text:p text:style-name="Preformatted_20_Text"><text:s text:c="8"/>--account-pass="fflch" \</text:p>
      <text:p text:style-name="Preformatted_20_Text"><text:s text:c="8"/>--account-mail="fflch@localhost" --yes</text:p>
      <text:p text:style-name="Preformatted_20_Text"/>
      <text:p text:style-name="Preformatted_20_Text">Instalação usando o profile fflch com *mysql*:</text:p>
      <text:p text:style-name="Preformatted_20_Text"/>
      <text:p text:style-name="Preformatted_20_Text"><text:s text:c="4"/>./vendor/bin/drush site-install fflchprofile \</text:p>
      <text:p text:style-name="Preformatted_20_Text"><text:s text:c="8"/>--sites-subdir=sti.fflch.usp.br \</text:p>
      <text:p text:style-name="Preformatted_20_Text"><text:s text:c="8"/>--db-url=mysql://admin:admin@localhost/sti \</text:p>
      <text:p text:style-name="Preformatted_20_Text"><text:s text:c="8"/>--site-name="admin" \</text:p>
      <text:p text:style-name="Preformatted_20_Text"><text:s text:c="8"/>--site-mail="admin@localhost" \</text:p>
      <text:p text:style-name="Preformatted_20_Text"><text:s text:c="8"/>--account-name="admin" \</text:p>
      <text:p text:style-name="Preformatted_20_Text"><text:s text:c="8"/>--account-pass="admin" \</text:p>
      <text:p text:style-name="Preformatted_20_Text"><text:s text:c="8"/>--account-mail="admin@localhost" --yes</text:p>
      <text:p text:style-name="Preformatted_20_Text"/>
      <text:p text:style-name="Preformatted_20_Text">Servidor http básico:</text:p>
      <text:p text:style-name="Preformatted_20_Text"/>
      <text:p text:style-name="Preformatted_20_Text"><text:s text:c="4"/>cd drupal</text:p>
      <text:p text:style-name="Preformatted_20_Text"><text:s text:c="4"/>./vendor/bin/drupal serve -vvv</text:p>
      <text:p text:style-name="Preformatted_20_Text"/>
      <text:p text:style-name="Preformatted_20_Text">Caso queira escolher ip e porta:</text:p>
      <text:p text:style-name="Preformatted_20_Text"/>
      <text:p text:style-name="Preformatted_20_Text"><text:s text:c="4"/>./vendor/bin/drupal serve 0.0.0.0:8000 -vvv</text:p>
      <text:p text:style-name="Preformatted_20_Text"/>
      <text:p text:style-name="Preformatted_20_Text">Criando nodes aleatórios:</text:p>
      <text:p text:style-name="Preformatted_20_Text"/>
      <text:p text:style-name="Preformatted_20_Text"><text:s text:c="4"/>./vendor/bin/drupal create:nodes</text:p>
      <text:p text:style-name="Preformatted_20_Text"/>
      <text:p text:style-name="Preformatted_20_Text"><text:soft-page-break/>Deletando todos nodes:</text:p>
      <text:p text:style-name="Preformatted_20_Text"/>
      <text:p text:style-name="Preformatted_20_Text"><text:s text:c="4"/>./vendor/bin/drupal entity:delete node --all</text:p>
      <text:p text:style-name="Preformatted_20_Text"/>
      <text:p text:style-name="Preformatted_20_Text">Se quiser apagar o banco para fazer uma instalação zerada:</text:p>
      <text:p text:style-name="Preformatted_20_Text"/>
      <text:p text:style-name="Preformatted_20_Text"><text:s text:c="4"/># mysql</text:p>
      <text:p text:style-name="Preformatted_20_Text"><text:s text:c="4"/>./vendor/bin/drupal database:drop</text:p>
      <text:p text:style-name="Preformatted_20_Text"/>
      <text:p text:style-name="Preformatted_20_Text"><text:s text:c="4"/># sqlite</text:p>
      <text:p text:style-name="Preformatted_20_Text"><text:s text:c="4"/>rm web/sites/default/files/.ht.sqlite*</text:p>
      <text:p text:style-name="Preformatted_20_Text"/>
      <text:p text:style-name="Preformatted_20_Text">## Adicionando temas, módulos e bibliotecas</text:p>
      <text:p text:style-name="Preformatted_20_Text"/>
      <text:p text:style-name="Preformatted_20_Text">Exemplos de instalação de novos módulos:</text:p>
      <text:p text:style-name="Preformatted_20_Text"/>
      <text:p text:style-name="Preformatted_20_Text"><text:s text:c="4"/>cd drupal</text:p>
      <text:p text:style-name="Preformatted_20_Text"><text:s text:c="4"/>composer require drupal/webform:5.1</text:p>
      <text:p text:style-name="Preformatted_20_Text"><text:s text:c="4"/>composer require drupal/smtp:1.0-beta4</text:p>
      <text:p text:style-name="Preformatted_20_Text"/>
      <text:p text:style-name="Preformatted_20_Text">Libraries são instaladas usando assest-packgist, assim,</text:p>
      <text:p text:style-name="Preformatted_20_Text">consulte o nome da biblioteca em https://asset-packagist.org e</text:p>
      <text:p text:style-name="Preformatted_20_Text">depois instale desta forma:</text:p>
      <text:p text:style-name="Preformatted_20_Text"/>
      <text:p text:style-name="Preformatted_20_Text"><text:s text:c="4"/>composer require npm-asset/datetimepicker:0.1.38</text:p>
      <text:p text:style-name="Preformatted_20_Text"/>
      <text:p text:style-name="Preformatted_20_Text">Verificando se há atualizações para os módulos/temas/biliotecas:</text:p>
      <text:p text:style-name="Preformatted_20_Text"/>
      <text:p text:style-name="Preformatted_20_Text"><text:s text:c="4"/>composer outdated -D</text:p>
      <text:p text:style-name="Preformatted_20_Text"/>
      <text:p text:style-name="Preformatted_20_Text">Lembre-se que ao alterar a versão de um módulo deve-se verificar se há </text:p>
      <text:p text:style-name="Preformatted_20_Text">patches aplicados no mesmo na seção extra.patches do composer.json.</text:p>
      <text:p text:style-name="Preformatted_20_Text"/>
      <text:p text:style-name="Preformatted_20_Text">Módulos que estão em composer.json para avaliar:</text:p>
      <text:p text:style-name="Preformatted_20_Text"/>
      <text:p text:style-name="Preformatted_20_Text"><text:s text:c="4"/>composer show -D | tr -s ' ' | cut -d' ' -f1| grep ^drupal | cut -d'/' -f2</text:p>
      <text:p text:style-name="Preformatted_20_Text"><text:s text:c="4"/></text:p>
      <text:p text:style-name="Preformatted_20_Text">Removendo módulo:</text:p>
      <text:p text:style-name="Preformatted_20_Text"><text:s text:c="4"/></text:p>
      <text:p text:style-name="Preformatted_20_Text">- Remover do /web/profiles/contrib/fflchprofile/modules/fflch_configs/src/installed.txt caso lá ele esteja</text:p>
      <text:p text:style-name="Preformatted_20_Text">- Remover do composer.json</text:p>
      <text:p text:style-name="Preformatted_20_Text">- "A quente" remover da plataforma que está no ar em web/profiles/contrib/fflchprofile/modules/fflch_configs/src/installed.txt para ele não ser instalado novamente na rodada do cron</text:p>
      <text:p text:style-name="Preformatted_20_Text">- com drush pm-uninstall desabilitar o módulos de todos sites que estão no ar</text:p>
      <text:p text:style-name="Preformatted_20_Text">- subir nova plataforma já sem o módulo e migrar os sites</text:p>
      <text:p text:style-name="Preformatted_20_Text"/>
      <text:p text:style-name="Preformatted_20_Text">## Configurações</text:p>
      <text:p text:style-name="Preformatted_20_Text"/>
      <text:p text:style-name="Preformatted_20_Text">As vezes, novas configurações são incorporadas ao site modelo, para aplicar essa</text:p>
      <text:p text:style-name="Preformatted_20_Text">nova configuração pode-se fazer:</text:p>
      <text:p text:style-name="Preformatted_20_Text"/>
      <text:p text:style-name="Preformatted_20_Text"><text:s text:c="4"/>drush @cjc.fflch.usp.br config-set aegan.settings slideshow_display '0' --yes</text:p>
      <text:p text:style-name="Preformatted_20_Text"/>
      <text:p text:style-name="Preformatted_20_Text">O mesmo comando para todos sites na pasta sites:</text:p>
      <text:p text:style-name="Preformatted_20_Text"/>
      <text:p text:style-name="Preformatted_20_Text"><text:s text:c="4"/>for i in $(ls|grep fflch); do drush @$i config-set aegan.settings slideshow_display '0' --yes ;done</text:p>
      <text:p text:style-name="Preformatted_20_Text"/>
      <text:p text:style-name="Preformatted_20_Text">Situação contrária: configurações que precisaram ser removidas,</text:p>
      <text:p text:style-name="Preformatted_20_Text">algumas recorrentes:</text:p>
      <text:p text:style-name="Preformatted_20_Text"><text:soft-page-break/></text:p>
      <text:p text:style-name="Preformatted_20_Text"><text:s text:c="4"/>drush @cea.fflch.usp.br config-delete languageicons.settings</text:p>
      <text:p text:style-name="Preformatted_20_Text"><text:s text:c="4"/>drush @cea.fflch.usp.br config-delete captcha.captcha_point.user_pass</text:p>
      <text:p text:style-name="Preformatted_20_Text"><text:s text:c="4"/>drush @cea.fflch.usp.br config-delete captcha.settings</text:p>
      <text:p text:style-name="Preformatted_20_Text"><text:s text:c="4"/>drush @cea.fflch.usp.br config-delete captcha.captcha_point.user_login_form</text:p>
      <text:p text:style-name="Preformatted_20_Text"/>
      <text:p text:style-name="Preformatted_20_Text">## Adicionando novas configurações no fflchprofile</text:p>
      <text:p text:style-name="Preformatted_20_Text"/>
      <text:p text:style-name="Preformatted_20_Text">Há dois tipos de configurações:</text:p>
      <text:p text:style-name="Preformatted_20_Text"/>
      <text:p text:style-name="Preformatted_20_Text"><text:s/>- instalação: aplicada somente na criação do site</text:p>
      <text:p text:style-name="Preformatted_20_Text"><text:s/>- sincronização: aplicadas a cada rodada do cron</text:p>
      <text:p text:style-name="Preformatted_20_Text"/>
      <text:p text:style-name="Preformatted_20_Text">As configurações de *instalação* estão definidas em arquivos</text:p>
      <text:p text:style-name="Preformatted_20_Text">*.yml* no diretório *fflchprofile/config/install*.</text:p>
      <text:p text:style-name="Preformatted_20_Text"/>
      <text:p text:style-name="Preformatted_20_Text">As configurações de *sincronização* estão</text:p>
      <text:p text:style-name="Preformatted_20_Text">em *fflchprofile/modules/fflch_configs/config/mandatory*.</text:p>
      <text:p text:style-name="Preformatted_20_Text"/>
      <text:p text:style-name="Preformatted_20_Text">Passos para fazer modificações:</text:p>
      <text:p text:style-name="Preformatted_20_Text"/>
      <text:p text:style-name="Preformatted_20_Text">- Identificar os arquivos *.yml* que executam a modificação</text:p>
      <text:p text:style-name="Preformatted_20_Text">- Salvar e commitar esses arquivos na pasta *modules/fflch_configs/config/mandatory* ou *fflchprofile/config/install</text:p>
      <text:p text:style-name="Preformatted_20_Text"/>
      <text:p text:style-name="Preformatted_20_Text"/>
      <text:p text:style-name="Preformatted_20_Text">Dica para capturar os arquivos yml que estão relacionados as configurações:</text:p>
      <text:p text:style-name="Preformatted_20_Text"/>
      <text:p text:style-name="Preformatted_20_Text"><text:s text:c="4"/>./vendor/bin/drush config-export --destination="~/antes"</text:p>
      <text:p text:style-name="Preformatted_20_Text"/>
      <text:p text:style-name="Preformatted_20_Text">Fazer mudanças na interface do site e exportar nova configuração:</text:p>
      <text:p text:style-name="Preformatted_20_Text"/>
      <text:p text:style-name="Preformatted_20_Text"><text:s text:c="4"/>./vendor/bin/drush config-export --destination="~/depois"</text:p>
      <text:p text:style-name="Preformatted_20_Text"/>
      <text:p text:style-name="Preformatted_20_Text">Vejam os arquivos alterados:</text:p>
      <text:p text:style-name="Preformatted_20_Text"/>
      <text:p text:style-name="Preformatted_20_Text"><text:s text:c="4"/>diff -qr ~/antes/ ~/depois</text:p>
      <text:p text:style-name="Preformatted_20_Text"/>
      <text:p text:style-name="Preformatted_20_Text">Suponha que teve alteração em editor.editor.full_html.yml:</text:p>
      <text:p text:style-name="Preformatted_20_Text"/>
      <text:p text:style-name="Preformatted_20_Text"><text:s text:c="4"/>vimdiff ~/antes/editor.editor.full_html.yml ~/depois/editor.editor.full_html.yml</text:p>
      <text:p text:style-name="Preformatted_20_Text"/>
      <text:p text:style-name="Preformatted_20_Text">Usando o meld para fazer as comparações:</text:p>
      <text:p text:style-name="Preformatted_20_Text"/>
      <text:p text:style-name="Preformatted_20_Text"><text:s text:c="4"/>sudo apt install meld</text:p>
      <text:p text:style-name="Preformatted_20_Text"><text:s text:c="4"/>meld ~/antes ~/depois</text:p>
      <text:p text:style-name="Preformatted_20_Text"/>
      <text:p text:style-name="Preformatted_20_Text">Modelo de como acrescentar patches no composer.json:</text:p>
      <text:p text:style-name="Preformatted_20_Text"/>
      <text:p text:style-name="Preformatted_20_Text"><text:s text:c="4"/>"extra": {</text:p>
      <text:p text:style-name="Preformatted_20_Text"><text:s text:c="6"/>"patches": {</text:p>
      <text:p text:style-name="Preformatted_20_Text"><text:s text:c="12"/>"drupal/editor_file": {</text:p>
      <text:p text:style-name="Preformatted_20_Text"><text:s text:c="16"/>"3057895 - Uploaded files are not permanent":</text:p>
      <text:p text:style-name="Preformatted_20_Text"><text:s text:c="20"/>"https://www.drupal.org/files/issues/2019-05-29/file-upload-marked-permanent-3057895-2.patch"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## Problemas conhecidos e workarounds</text:p>
      <text:p text:style-name="Preformatted_20_Text"/>
      <text:p text:style-name="Preformatted_20_Text">### quando o sitename e slogan ficam inalteráveis</text:p>
      <text:p text:style-name="Preformatted_20_Text"/>
      <text:p text:style-name="Preformatted_20_Text"><text:soft-page-break/>Essa correção dever ser feita no ambiente dev e depois</text:p>
      <text:p text:style-name="Preformatted_20_Text">transposta para produção. Aplicar o patch disponínel</text:p>
      <text:p text:style-name="Preformatted_20_Text">https://www.drupal.org/project/drupal/issues/3011276#comment-13228934</text:p>
      <text:p text:style-name="Preformatted_20_Text">e depois rodar:</text:p>
      <text:p text:style-name="Preformatted_20_Text"/>
      <text:p text:style-name="Preformatted_20_Text"><text:s text:c="4"/>./vendor/bin/drush config-get language.pt-br:system.site</text:p>
      <text:p text:style-name="Preformatted_20_Text"><text:s text:c="4"/>./vendor/bin/drush config-delete language.pt-br:system.site slogan</text:p>
      <text:p text:style-name="Preformatted_20_Text"><text:s text:c="4"/>./vendor/bin/drush config-delete language.pt-br:system.site name</text:p>
      <text:p text:style-name="Preformatted_20_Text"><text:s text:c="4"/>./vendor/bin/drush config-delete language.pt-br:system.site page.front home-pt-br</text:p>
      <text:p text:style-name="Preformatted_20_Text"/>
      <text:p text:style-name="Preformatted_20_Text">Para subir um dump na máquina local, algumas configurações devem ser deletadas:</text:p>
      <text:p text:style-name="Preformatted_20_Text"/>
      <text:p text:style-name="Preformatted_20_Text"><text:s text:c="4"/>./vendor/bin/drush config-delete system.file path</text:p>
      <text:p text:style-name="Preformatted_20_Text"><text:s text:c="4"/></text:p>
      <text:p text:style-name="Preformatted_20_Text">#### campos que não podem ser traduzidos</text:p>
      <text:p text:style-name="Preformatted_20_Text"/>
      <text:p text:style-name="Preformatted_20_Text">sites migrados do d7 contém um problema de campos não poderem ser </text:p>
      <text:p text:style-name="Preformatted_20_Text">traduzidos pois o langcode está com und (undefinided). Para corrigir:</text:p>
      <text:p text:style-name="Preformatted_20_Text"/>
      <text:p text:style-name="Preformatted_20_Text"><text:s text:c="4"/>drush @filosofia.fflch.usp.br config-set <text:s/>field.storage.node.field_banca langcode pt-br --yes</text:p>
      <text:p text:style-name="Preformatted_20_Text"/>
      <text:p text:style-name="Preformatted_20_Text">## Equipe</text:p>
      <text:p text:style-name="Preformatted_20_Text"/>
      <text:p text:style-name="Preformatted_20_Text">- @thiagogomesverissimo</text:p>
      <text:p text:style-name="Preformatted_20_Text">- <text:span text:style-name="T1">@kevinlf-usp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8T15:32:46.680548357</dc:date>
    <meta:editing-duration>PT1M23S</meta:editing-duration>
    <meta:editing-cycles>1</meta:editing-cycles>
    <meta:document-statistic meta:table-count="0" meta:image-count="0" meta:object-count="0" meta:page-count="4" meta:paragraph-count="133" meta:word-count="691" meta:character-count="6218" meta:non-whitespace-character-count="5306"/>
    <meta:generator>LibreOffice/7.4.7.2$Linux_X86_64 LibreOffice_project/40$Build-2</meta:generator>
  </office:meta>
</office:document-meta>
</file>